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mple" table:style-name="ta1">
        <table:shapes>
          <draw:frame draw:z-index="0" draw:style-name="gr1" draw:text-style-name="P1" svg:width="159.96mm" svg:height="90.04mm" svg:x="53.13mm" svg:y="11.96mm">
            <draw:object draw:notify-on-update-of-ranges="sample.A1:sample.A1 sample.A2:sample.A43 sample.B1:sample.B1 sample.B2:sample.B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Practical Count</text:p>
          </table:table-cell>
          <table:table-cell table:number-columns-repeated="7"/>
          <table:table-cell office:value-type="string" calcext:value-type="string">
            <text:p>Theoretical Cou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7"/>
          <table:table-cell table:formula="of:=[.A2]*([.A2]-1)/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81" calcext:value-type="float">
            <text:p>1081</text:p>
          </table:table-cell>
          <table:table-cell table:number-columns-repeated="7"/>
          <table:table-cell table:formula="of:=[.A3]*([.A3]-1)/2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76" calcext:value-type="float">
            <text:p>1176</text:p>
          </table:table-cell>
          <table:table-cell table:number-columns-repeated="7"/>
          <table:table-cell table:formula="of:=[.A4]*([.A4]-1)/2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53" calcext:value-type="float">
            <text:p>1653</text:p>
          </table:table-cell>
          <table:table-cell table:number-columns-repeated="7"/>
          <table:table-cell table:formula="of:=[.A5]*([.A5]-1)/2"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53" calcext:value-type="float">
            <text:p>1653</text:p>
          </table:table-cell>
          <table:table-cell table:number-columns-repeated="7"/>
          <table:table-cell table:formula="of:=[.A6]*([.A6]-1)/2"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26" calcext:value-type="float">
            <text:p>2926</text:p>
          </table:table-cell>
          <table:table-cell table:number-columns-repeated="7"/>
          <table:table-cell table:formula="of:=[.A7]*([.A7]-1)/2"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40" calcext:value-type="float">
            <text:p>3240</text:p>
          </table:table-cell>
          <table:table-cell table:number-columns-repeated="7"/>
          <table:table-cell table:formula="of:=[.A8]*([.A8]-1)/2"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460" calcext:value-type="float">
            <text:p>5460</text:p>
          </table:table-cell>
          <table:table-cell table:number-columns-repeated="7"/>
          <table:table-cell table:formula="of:=[.A9]*([.A9]-1)/2"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225" calcext:value-type="float">
            <text:p>15225</text:p>
          </table:table-cell>
          <table:table-cell table:number-columns-repeated="7"/>
          <table:table-cell table:formula="of:=[.A10]*([.A10]-1)/2" office:value-type="float" office:value="15225" calcext:value-type="float">
            <text:p>152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766" calcext:value-type="float">
            <text:p>17766</text:p>
          </table:table-cell>
          <table:table-cell table:number-columns-repeated="7"/>
          <table:table-cell table:formula="of:=[.A11]*([.A11]-1)/2" office:value-type="float" office:value="17766" calcext:value-type="float">
            <text:p>1776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425" calcext:value-type="float">
            <text:p>25425</text:p>
          </table:table-cell>
          <table:table-cell table:number-columns-repeated="7"/>
          <table:table-cell table:formula="of:=[.A12]*([.A12]-1)/2" office:value-type="float" office:value="25425" calcext:value-type="float">
            <text:p>254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7028" calcext:value-type="float">
            <text:p>27028</text:p>
          </table:table-cell>
          <table:table-cell table:number-columns-repeated="7"/>
          <table:table-cell table:formula="of:=[.A13]*([.A13]-1)/2" office:value-type="float" office:value="27028" calcext:value-type="float">
            <text:p>2702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4191" calcext:value-type="float">
            <text:p>34191</text:p>
          </table:table-cell>
          <table:table-cell table:number-columns-repeated="7"/>
          <table:table-cell table:formula="of:=[.A14]*([.A14]-1)/2" office:value-type="float" office:value="34191" calcext:value-type="float">
            <text:p>341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9060" calcext:value-type="float">
            <text:p>39060</text:p>
          </table:table-cell>
          <table:table-cell table:number-columns-repeated="7"/>
          <table:table-cell table:formula="of:=[.A15]*([.A15]-1)/2" office:value-type="float" office:value="39060" calcext:value-type="float">
            <text:p>3906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9770" calcext:value-type="float">
            <text:p>49770</text:p>
          </table:table-cell>
          <table:table-cell table:number-columns-repeated="7"/>
          <table:table-cell table:formula="of:=[.A16]*([.A16]-1)/2" office:value-type="float" office:value="49770" calcext:value-type="float">
            <text:p>4977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0086" calcext:value-type="float">
            <text:p>50086</text:p>
          </table:table-cell>
          <table:table-cell table:number-columns-repeated="7"/>
          <table:table-cell table:formula="of:=[.A17]*([.A17]-1)/2" office:value-type="float" office:value="50086" calcext:value-type="float">
            <text:p>5008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6616" calcext:value-type="float">
            <text:p>56616</text:p>
          </table:table-cell>
          <table:table-cell table:number-columns-repeated="7"/>
          <table:table-cell table:formula="of:=[.A18]*([.A18]-1)/2" office:value-type="float" office:value="56616" calcext:value-type="float">
            <text:p>5661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5466" calcext:value-type="float">
            <text:p>75466</text:p>
          </table:table-cell>
          <table:table-cell table:number-columns-repeated="7"/>
          <table:table-cell table:formula="of:=[.A19]*([.A19]-1)/2" office:value-type="float" office:value="75466" calcext:value-type="float">
            <text:p>754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5855" calcext:value-type="float">
            <text:p>75855</text:p>
          </table:table-cell>
          <table:table-cell table:number-columns-repeated="7"/>
          <table:table-cell table:formula="of:=[.A20]*([.A20]-1)/2" office:value-type="float" office:value="75855" calcext:value-type="float">
            <text:p>7585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7421" calcext:value-type="float">
            <text:p>77421</text:p>
          </table:table-cell>
          <table:table-cell table:number-columns-repeated="7"/>
          <table:table-cell table:formula="of:=[.A21]*([.A21]-1)/2" office:value-type="float" office:value="77421" calcext:value-type="float">
            <text:p>7742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9003" calcext:value-type="float">
            <text:p>79003</text:p>
          </table:table-cell>
          <table:table-cell table:number-columns-repeated="7"/>
          <table:table-cell table:formula="of:=[.A22]*([.A22]-1)/2" office:value-type="float" office:value="79003" calcext:value-type="float">
            <text:p>7900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6491" calcext:value-type="float">
            <text:p>106491</text:p>
          </table:table-cell>
          <table:table-cell table:number-columns-repeated="7"/>
          <table:table-cell table:formula="of:=[.A23]*([.A23]-1)/2" office:value-type="float" office:value="106491" calcext:value-type="float">
            <text:p>10649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0685" calcext:value-type="float">
            <text:p>110685</text:p>
          </table:table-cell>
          <table:table-cell table:number-columns-repeated="7"/>
          <table:table-cell table:formula="of:=[.A24]*([.A24]-1)/2" office:value-type="float" office:value="110685" calcext:value-type="float">
            <text:p>11068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1778" calcext:value-type="float">
            <text:p>141778</text:p>
          </table:table-cell>
          <table:table-cell table:number-columns-repeated="7"/>
          <table:table-cell table:formula="of:=[.A25]*([.A25]-1)/2" office:value-type="float" office:value="141778" calcext:value-type="float">
            <text:p>14177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52076" calcext:value-type="float">
            <text:p>152076</text:p>
          </table:table-cell>
          <table:table-cell table:number-columns-repeated="7"/>
          <table:table-cell table:formula="of:=[.A26]*([.A26]-1)/2" office:value-type="float" office:value="152076" calcext:value-type="float">
            <text:p>15207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61028" calcext:value-type="float">
            <text:p>161028</text:p>
          </table:table-cell>
          <table:table-cell table:number-columns-repeated="7"/>
          <table:table-cell table:formula="of:=[.A27]*([.A27]-1)/2" office:value-type="float" office:value="161028" calcext:value-type="float">
            <text:p>16102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86966" calcext:value-type="float">
            <text:p>186966</text:p>
          </table:table-cell>
          <table:table-cell table:number-columns-repeated="7"/>
          <table:table-cell table:formula="of:=[.A28]*([.A28]-1)/2" office:value-type="float" office:value="186966" calcext:value-type="float">
            <text:p>18696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93753" calcext:value-type="float">
            <text:p>193753</text:p>
          </table:table-cell>
          <table:table-cell table:number-columns-repeated="7"/>
          <table:table-cell table:formula="of:=[.A29]*([.A29]-1)/2" office:value-type="float" office:value="193753" calcext:value-type="float">
            <text:p>19375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20780" calcext:value-type="float">
            <text:p>220780</text:p>
          </table:table-cell>
          <table:table-cell table:number-columns-repeated="7"/>
          <table:table-cell table:formula="of:=[.A30]*([.A30]-1)/2" office:value-type="float" office:value="220780" calcext:value-type="float">
            <text:p>22078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08505" calcext:value-type="float">
            <text:p>308505</text:p>
          </table:table-cell>
          <table:table-cell table:number-columns-repeated="7"/>
          <table:table-cell table:formula="of:=[.A31]*([.A31]-1)/2" office:value-type="float" office:value="308505" calcext:value-type="float">
            <text:p>30850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27645" calcext:value-type="float">
            <text:p>327645</text:p>
          </table:table-cell>
          <table:table-cell table:number-columns-repeated="7"/>
          <table:table-cell table:formula="of:=[.A32]*([.A32]-1)/2" office:value-type="float" office:value="327645" calcext:value-type="float">
            <text:p>32764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33336" calcext:value-type="float">
            <text:p>333336</text:p>
          </table:table-cell>
          <table:table-cell table:number-columns-repeated="7"/>
          <table:table-cell table:formula="of:=[.A33]*([.A33]-1)/2" office:value-type="float" office:value="333336" calcext:value-type="float">
            <text:p>33333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45696" calcext:value-type="float">
            <text:p>345696</text:p>
          </table:table-cell>
          <table:table-cell table:number-columns-repeated="7"/>
          <table:table-cell table:formula="of:=[.A34]*([.A34]-1)/2" office:value-type="float" office:value="345696" calcext:value-type="float">
            <text:p>34569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48195" calcext:value-type="float">
            <text:p>348195</text:p>
          </table:table-cell>
          <table:table-cell table:number-columns-repeated="7"/>
          <table:table-cell table:formula="of:=[.A35]*([.A35]-1)/2" office:value-type="float" office:value="348195" calcext:value-type="float">
            <text:p>34819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49030" calcext:value-type="float">
            <text:p>349030</text:p>
          </table:table-cell>
          <table:table-cell table:number-columns-repeated="7"/>
          <table:table-cell table:formula="of:=[.A36]*([.A36]-1)/2" office:value-type="float" office:value="349030" calcext:value-type="float">
            <text:p>34903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59976" calcext:value-type="float">
            <text:p>359976</text:p>
          </table:table-cell>
          <table:table-cell table:number-columns-repeated="7"/>
          <table:table-cell table:formula="of:=[.A37]*([.A37]-1)/2" office:value-type="float" office:value="359976" calcext:value-type="float">
            <text:p>35997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71953" calcext:value-type="float">
            <text:p>371953</text:p>
          </table:table-cell>
          <table:table-cell table:number-columns-repeated="7"/>
          <table:table-cell table:formula="of:=[.A38]*([.A38]-1)/2" office:value-type="float" office:value="371953" calcext:value-type="float">
            <text:p>37195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72816" calcext:value-type="float">
            <text:p>372816</text:p>
          </table:table-cell>
          <table:table-cell table:number-columns-repeated="7"/>
          <table:table-cell table:formula="of:=[.A39]*([.A39]-1)/2" office:value-type="float" office:value="372816" calcext:value-type="float">
            <text:p>37281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29201" calcext:value-type="float">
            <text:p>429201</text:p>
          </table:table-cell>
          <table:table-cell table:number-columns-repeated="7"/>
          <table:table-cell table:formula="of:=[.A40]*([.A40]-1)/2" office:value-type="float" office:value="429201" calcext:value-type="float">
            <text:p>42920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70935" calcext:value-type="float">
            <text:p>470935</text:p>
          </table:table-cell>
          <table:table-cell table:number-columns-repeated="7"/>
          <table:table-cell table:formula="of:=[.A41]*([.A41]-1)/2" office:value-type="float" office:value="470935" calcext:value-type="float">
            <text:p>47093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75800" calcext:value-type="float">
            <text:p>475800</text:p>
          </table:table-cell>
          <table:table-cell table:number-columns-repeated="7"/>
          <table:table-cell table:formula="of:=[.A42]*([.A42]-1)/2" office:value-type="float" office:value="475800" calcext:value-type="float">
            <text:p>4758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88566" calcext:value-type="float">
            <text:p>488566</text:p>
          </table:table-cell>
          <table:table-cell table:number-columns-repeated="7"/>
          <table:table-cell table:formula="of:=[.A43]*([.A43]-1)/2" office:value-type="float" office:value="488566" calcext:value-type="float">
            <text:p>488566</text:p>
          </table:table-cell>
        </table:table-row>
      </table:table>
      <table:named-expressions/>
      <table:database-ranges>
        <table:database-range table:name="__Anonymous_Sheet_DB__0" table:target-range-address="sample.A1:sample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21:27:00.687522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21:51:47.756702069</dc:date>
    <meta:editing-duration>PT34M33S</meta:editing-duration>
    <meta:editing-cycles>4</meta:editing-cycles>
    <meta:generator>LibreOffice/6.0.7.3$Linux_X86_64 LibreOffice_project/00m0$Build-3</meta:generator>
    <meta:document-statistic meta:table-count="1" meta:cell-count="1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title svg:x="6.764cm" svg:y="0.316cm" chart:style-name="ch2">
          <text:p>Bubble Sort</text:p>
        </chart:title>
        <chart:legend chart:legend-position="end" svg:x="12.298cm" svg:y="4.203cm" style:legend-expansion="high" chart:style-name="ch3"/>
        <chart:plot-area chart:style-name="ch4" table:cell-range-address="sample.A1:sample.B43" chart:data-source-has-labels="row" svg:x="1.33cm" svg:y="1.275cm" svg:width="10.649cm" svg:height="6.569cm">
          <chartooo:coordinate-region svg:x="2.692cm" svg:y="1.474cm" svg:width="8.915cm" svg:height="5.723cm"/>
          <chart:axis chart:dimension="x" chart:name="primary-x" chart:style-name="ch5">
            <chart:title svg:x="5.856cm" svg:y="8.024cm" chart:style-name="ch6">
              <text:p>Array Size</text:p>
            </chart:title>
          </chart:axis>
          <chart:axis chart:dimension="y" chart:name="primary-y" chart:style-name="ch5">
            <chart:title svg:x="0.451cm" svg:y="5.264cm" chart:style-name="ch7">
              <text:p>OpCount</text:p>
            </chart:title>
            <chart:grid chart:style-name="ch8" chart:class="major"/>
          </chart:axis>
          <chart:series chart:style-name="ch9" chart:values-cell-range-address="sample.B2:sample.B43" chart:label-cell-address="sample.B1:sample.B1" chart:class="chart:scatter">
            <chart:domain table:cell-range-address="sample.A2:sample.A43"/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actical Count</text:p>
                <draw:g>
                  <svg:desc>sample.B1:samp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ample.A2:sample.A43</svg:desc>
                </draw:g>
              </table:table-cell>
              <table:table-cell office:value-type="float" office:value="36">
                <text:p>36</text:p>
                <draw:g>
                  <svg:desc>sample.B2:sample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">
                <text:p>58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">
                <text:p>77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">
                <text:p>81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5460">
                <text:p>54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15225">
                <text:p>15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">
                <text:p>189</text:p>
              </table:table-cell>
              <table:table-cell office:value-type="float" office:value="17766">
                <text:p>17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6">
                <text:p>226</text:p>
              </table:table-cell>
              <table:table-cell office:value-type="float" office:value="25425">
                <text:p>25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3">
                <text:p>233</text:p>
              </table:table-cell>
              <table:table-cell office:value-type="float" office:value="27028">
                <text:p>27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2">
                <text:p>262</text:p>
              </table:table-cell>
              <table:table-cell office:value-type="float" office:value="34191">
                <text:p>34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39060">
                <text:p>390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">
                <text:p>316</text:p>
              </table:table-cell>
              <table:table-cell office:value-type="float" office:value="49770">
                <text:p>497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7">
                <text:p>317</text:p>
              </table:table-cell>
              <table:table-cell office:value-type="float" office:value="50086">
                <text:p>50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7">
                <text:p>337</text:p>
              </table:table-cell>
              <table:table-cell office:value-type="float" office:value="56616">
                <text:p>56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9">
                <text:p>389</text:p>
              </table:table-cell>
              <table:table-cell office:value-type="float" office:value="75466">
                <text:p>75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0">
                <text:p>390</text:p>
              </table:table-cell>
              <table:table-cell office:value-type="float" office:value="75855">
                <text:p>75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4">
                <text:p>394</text:p>
              </table:table-cell>
              <table:table-cell office:value-type="float" office:value="77421">
                <text:p>77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8">
                <text:p>398</text:p>
              </table:table-cell>
              <table:table-cell office:value-type="float" office:value="79003">
                <text:p>79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2">
                <text:p>462</text:p>
              </table:table-cell>
              <table:table-cell office:value-type="float" office:value="106491">
                <text:p>1064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1">
                <text:p>471</text:p>
              </table:table-cell>
              <table:table-cell office:value-type="float" office:value="110685">
                <text:p>1106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3">
                <text:p>533</text:p>
              </table:table-cell>
              <table:table-cell office:value-type="float" office:value="141778">
                <text:p>141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2">
                <text:p>552</text:p>
              </table:table-cell>
              <table:table-cell office:value-type="float" office:value="152076">
                <text:p>1520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8">
                <text:p>568</text:p>
              </table:table-cell>
              <table:table-cell office:value-type="float" office:value="161028">
                <text:p>1610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2">
                <text:p>612</text:p>
              </table:table-cell>
              <table:table-cell office:value-type="float" office:value="186966">
                <text:p>1869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3">
                <text:p>623</text:p>
              </table:table-cell>
              <table:table-cell office:value-type="float" office:value="193753">
                <text:p>193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5">
                <text:p>665</text:p>
              </table:table-cell>
              <table:table-cell office:value-type="float" office:value="220780">
                <text:p>2207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6">
                <text:p>786</text:p>
              </table:table-cell>
              <table:table-cell office:value-type="float" office:value="308505">
                <text:p>308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0">
                <text:p>810</text:p>
              </table:table-cell>
              <table:table-cell office:value-type="float" office:value="327645">
                <text:p>327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7">
                <text:p>817</text:p>
              </table:table-cell>
              <table:table-cell office:value-type="float" office:value="333336">
                <text:p>3333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2">
                <text:p>832</text:p>
              </table:table-cell>
              <table:table-cell office:value-type="float" office:value="345696">
                <text:p>345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35">
                <text:p>835</text:p>
              </table:table-cell>
              <table:table-cell office:value-type="float" office:value="348195">
                <text:p>3481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6">
                <text:p>836</text:p>
              </table:table-cell>
              <table:table-cell office:value-type="float" office:value="349030">
                <text:p>3490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9">
                <text:p>849</text:p>
              </table:table-cell>
              <table:table-cell office:value-type="float" office:value="359976">
                <text:p>359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63">
                <text:p>863</text:p>
              </table:table-cell>
              <table:table-cell office:value-type="float" office:value="371953">
                <text:p>3719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4">
                <text:p>864</text:p>
              </table:table-cell>
              <table:table-cell office:value-type="float" office:value="372816">
                <text:p>372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7">
                <text:p>927</text:p>
              </table:table-cell>
              <table:table-cell office:value-type="float" office:value="429201">
                <text:p>429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1">
                <text:p>971</text:p>
              </table:table-cell>
              <table:table-cell office:value-type="float" office:value="470935">
                <text:p>4709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76">
                <text:p>976</text:p>
              </table:table-cell>
              <table:table-cell office:value-type="float" office:value="475800">
                <text:p>4758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89">
                <text:p>989</text:p>
              </table:table-cell>
              <table:table-cell office:value-type="float" office:value="488566">
                <text:p>488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